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1.0425in"/>
    </style:style>
    <style:style style:name="ro1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9634in" svg:height="2.2268in" svg:x="20.5752in" svg:y="5.5323in">
            <draw:object draw:notify-on-update-of-ranges="Sheet1.O26:Sheet1.P26 Sheet1.O34:Sheet1.P34 Sheet1.O35:Sheet1.P35 Sheet1.O35:Sheet1.P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5228in" svg:height="2.5417in" svg:x="10.7055in" svg:y="9.3283in">
            <draw:object draw:notify-on-update-of-ranges="Sheet1.G32:Sheet1.G36 Sheet1.H32:Sheet1.H36 Sheet1.H32:Sheet1.H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.3295in" svg:height="2.4331in" svg:x="15.7693in" svg:y="9.3673in">
            <draw:object draw:notify-on-update-of-ranges="Sheet1.J32:Sheet1.J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3.6882in" svg:height="1.9618in" svg:x="10.0378in" svg:y="13.772in">
            <draw:object draw:notify-on-update-of-ranges="Sheet1.B61:Sheet1.B63 Sheet1.G61:Sheet1.G63 Sheet1.H61:Sheet1.H63 Sheet1.H61:Sheet1.H63 Sheet1.G65:Sheet1.G67 Sheet1.H65:Sheet1.H67 Sheet1.H65:Sheet1.H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3.765in" svg:height="2.0795in" svg:x="10.0673in" svg:y="15.9102in">
            <draw:object draw:notify-on-update-of-ranges="Sheet1.A70:Sheet1.A74 Sheet1.B70:Sheet1.B74 Sheet1.C70:Sheet1.C74 Sheet1.C70:Sheet1.C74 Sheet1.F70:Sheet1.F74 Sheet1.G70:Sheet1.G74 Sheet1.G70:Sheet1.G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5.1516in" svg:height="2.9524in" svg:x="15.9461in" svg:y="18.3134in">
            <draw:object draw:notify-on-update-of-ranges="Sheet1.B83:Sheet1.B87 Sheet1.K83:Sheet1.K87 Sheet1.L83:Sheet1.L87 Sheet1.L83:Sheet1.L87 Sheet1.M83:Sheet1.M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5.0827in" svg:height="2.7858in" svg:x="15.9756in" svg:y="21.6386in">
            <draw:object draw:notify-on-update-of-ranges="Sheet1.B90:Sheet1.B94 Sheet1.K90:Sheet1.K94 Sheet1.L90:Sheet1.L94 Sheet1.L90:Sheet1.L94 Sheet1.M90:Sheet1.M9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/>Overheads</text:p>
          </table:table-cell>
          <table:table-cell office:value-type="string" calcext:value-type="string">
            <text:p>1 failure</text:p>
          </table:table-cell>
          <table:table-cell table:number-columns-repeated="16381"/>
        </table:table-row>
        <table:table-row table:style-name="ro1">
          <table:table-cell table:number-columns-repeated="5"/>
          <table:table-cell table:style-name="ce1" office:value-type="string" calcext:value-type="string">
            <text:p>Op Times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Re-replication Time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File size</text:p>
          </table:table-cell>
          <table:table-cell table:style-name="ce2" office:value-type="string" calcext:value-type="string">
            <text:p>File Size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rial <text:s/>4</text:p>
          </table:table-cell>
          <table:table-cell table:style-name="ce2" office:value-type="string" calcext:value-type="string">
            <text:p>Trial 5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table:number-columns-repeated="2"/>
          <table:table-cell table:number-columns-repeated="2" office:value-type="string" calcext:value-type="string">
            <text:p>64B</text:p>
          </table:table-cell>
          <table:table-cell office:value-type="string" calcext:value-type="string">
            <text:p>Update</text:p>
          </table:table-cell>
          <table:table-cell office:value-type="float" office:value="0.277659362" calcext:value-type="float">
            <text:p>0.277659362</text:p>
          </table:table-cell>
          <table:table-cell office:value-type="float" office:value="0.719979439" calcext:value-type="float">
            <text:p>0.719979439</text:p>
          </table:table-cell>
          <table:table-cell office:value-type="float" office:value="1.011987978" calcext:value-type="float">
            <text:p>1.011987978</text:p>
          </table:table-cell>
          <table:table-cell office:value-type="float" office:value="0.221855531" calcext:value-type="float">
            <text:p>0.221855531</text:p>
          </table:table-cell>
          <table:table-cell office:value-type="float" office:value="0.846466376" calcext:value-type="float">
            <text:p>0.846466376</text:p>
          </table:table-cell>
          <table:table-cell table:formula="of:=AVERAGE([.H5:.L5])" office:value-type="float" office:value="0.6155897372" calcext:value-type="float">
            <text:p>0.6155897372</text:p>
          </table:table-cell>
          <table:table-cell table:formula="of:=STDEV([.H5:.L5])" office:value-type="float" office:value="0.350198644025634" calcext:value-type="float">
            <text:p>0.35019864402563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KB</text:p>
          </table:table-cell>
          <table:table-cell table:number-columns-repeated="2"/>
          <table:table-cell table:number-columns-repeated="2" office:value-type="string" calcext:value-type="string">
            <text:p>1KB</text:p>
          </table:table-cell>
          <table:table-cell office:value-type="string" calcext:value-type="string">
            <text:p>Update</text:p>
          </table:table-cell>
          <table:table-cell office:value-type="float" office:value="0.059205996" calcext:value-type="float">
            <text:p>0.059205996</text:p>
          </table:table-cell>
          <table:table-cell office:value-type="float" office:value="0.203676816" calcext:value-type="float">
            <text:p>0.203676816</text:p>
          </table:table-cell>
          <table:table-cell office:value-type="float" office:value="0.423249578" calcext:value-type="float">
            <text:p>0.423249578</text:p>
          </table:table-cell>
          <table:table-cell office:value-type="float" office:value="0.105161448" calcext:value-type="float">
            <text:p>0.105161448</text:p>
          </table:table-cell>
          <table:table-cell office:value-type="float" office:value="1.014701669" calcext:value-type="float">
            <text:p>1.014701669</text:p>
          </table:table-cell>
          <table:table-cell table:formula="of:=AVERAGE([.H6:.L6])" office:value-type="float" office:value="0.3611991014" calcext:value-type="float">
            <text:p>0.3611991014</text:p>
          </table:table-cell>
          <table:table-cell table:formula="of:=STDEV([.H6:.L6])" office:value-type="float" office:value="0.391306866018037" calcext:value-type="float">
            <text:p>0.39130686601803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number-columns-repeated="2"/>
          <table:table-cell table:number-columns-repeated="2" office:value-type="string" calcext:value-type="string">
            <text:p>1MB</text:p>
          </table:table-cell>
          <table:table-cell office:value-type="string" calcext:value-type="string">
            <text:p>Update</text:p>
          </table:table-cell>
          <table:table-cell office:value-type="float" office:value="0.814349146" calcext:value-type="float">
            <text:p>0.814349146</text:p>
          </table:table-cell>
          <table:table-cell office:value-type="float" office:value="0.243882716" calcext:value-type="float">
            <text:p>0.243882716</text:p>
          </table:table-cell>
          <table:table-cell office:value-type="float" office:value="0.904186531" calcext:value-type="float">
            <text:p>0.904186531</text:p>
          </table:table-cell>
          <table:table-cell office:value-type="float" office:value="0.132738794" calcext:value-type="float">
            <text:p>0.132738794</text:p>
          </table:table-cell>
          <table:table-cell office:value-type="float" office:value="0.524837546" calcext:value-type="float">
            <text:p>0.524837546</text:p>
          </table:table-cell>
          <table:table-cell table:formula="of:=AVERAGE([.H7:.L7])" office:value-type="float" office:value="0.5239989466" calcext:value-type="float">
            <text:p>0.5239989466</text:p>
          </table:table-cell>
          <table:table-cell table:formula="of:=STDEV([.H7:.L7])" office:value-type="float" office:value="0.339262490754065" calcext:value-type="float">
            <text:p>0.33926249075406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table:number-columns-repeated="2"/>
          <table:table-cell table:number-columns-repeated="2" office:value-type="string" calcext:value-type="string">
            <text:p>25MB</text:p>
          </table:table-cell>
          <table:table-cell office:value-type="string" calcext:value-type="string">
            <text:p>Update</text:p>
          </table:table-cell>
          <table:table-cell office:value-type="float" office:value="1.137686829" calcext:value-type="float">
            <text:p>1.137686829</text:p>
          </table:table-cell>
          <table:table-cell office:value-type="float" office:value="1.073930529" calcext:value-type="float">
            <text:p>1.073930529</text:p>
          </table:table-cell>
          <table:table-cell office:value-type="float" office:value="2.103363065" calcext:value-type="float">
            <text:p>2.103363065</text:p>
          </table:table-cell>
          <table:table-cell office:value-type="float" office:value="1.261512375" calcext:value-type="float">
            <text:p>1.261512375</text:p>
          </table:table-cell>
          <table:table-cell office:value-type="float" office:value="2.028076632" calcext:value-type="float">
            <text:p>2.028076632</text:p>
          </table:table-cell>
          <table:table-cell table:formula="of:=AVERAGE([.H8:.L8])" office:value-type="float" office:value="1.520913886" calcext:value-type="float">
            <text:p>1.520913886</text:p>
          </table:table-cell>
          <table:table-cell table:formula="of:=STDEV([.H8:.L8])" office:value-type="float" office:value="0.502595100356387" calcext:value-type="float">
            <text:p>0.50259510035638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0MB</text:p>
          </table:table-cell>
          <table:table-cell table:number-columns-repeated="2"/>
          <table:table-cell office:value-type="string" calcext:value-type="string">
            <text:p>100M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Insert</text:p>
          </table:table-cell>
          <table:table-cell office:value-type="float" office:value="0.870592722" calcext:value-type="float">
            <text:p>0.870592722</text:p>
          </table:table-cell>
          <table:table-cell office:value-type="float" office:value="0.865190473" calcext:value-type="float">
            <text:p>0.865190473</text:p>
          </table:table-cell>
          <table:table-cell office:value-type="float" office:value="0.869020935" calcext:value-type="float">
            <text:p>0.869020935</text:p>
          </table:table-cell>
          <table:table-cell office:value-type="float" office:value="0.86948635" calcext:value-type="float">
            <text:p>0.86948635</text:p>
          </table:table-cell>
          <table:table-cell office:value-type="float" office:value="0.864663253" calcext:value-type="float">
            <text:p>0.864663253</text:p>
          </table:table-cell>
          <table:table-cell table:formula="of:=AVERAGE([.H9:.L9])" office:value-type="float" office:value="0.8677907466" calcext:value-type="float">
            <text:p>0.8677907466</text:p>
          </table:table-cell>
          <table:table-cell table:formula="of:=STDEV([.H9:.L9])" office:value-type="float" office:value="0.00268244941912655" calcext:value-type="float">
            <text:p>0.00268244941912655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1KB</text:p>
          </table:table-cell>
          <table:table-cell office:value-type="string" calcext:value-type="string">
            <text:p>Insert</text:p>
          </table:table-cell>
          <table:table-cell office:value-type="float" office:value="0.879900535" calcext:value-type="float">
            <text:p>0.879900535</text:p>
          </table:table-cell>
          <table:table-cell office:value-type="float" office:value="0.877070326" calcext:value-type="float">
            <text:p>0.877070326</text:p>
          </table:table-cell>
          <table:table-cell office:value-type="float" office:value="0.861779943" calcext:value-type="float">
            <text:p>0.861779943</text:p>
          </table:table-cell>
          <table:table-cell office:value-type="float" office:value="0.86760155" calcext:value-type="float">
            <text:p>0.86760155</text:p>
          </table:table-cell>
          <table:table-cell office:value-type="float" office:value="0.858904742" calcext:value-type="float">
            <text:p>0.858904742</text:p>
          </table:table-cell>
          <table:table-cell table:formula="of:=AVERAGE([.H10:.L10])" office:value-type="float" office:value="0.8690514192" calcext:value-type="float">
            <text:p>0.8690514192</text:p>
          </table:table-cell>
          <table:table-cell table:formula="of:=STDEV([.H10:.L10])" office:value-type="float" office:value="0.00921870008371801" calcext:value-type="float">
            <text:p>0.00921870008371801</text:p>
          </table:table-cell>
          <table:table-cell table:number-columns-repeated="16370"/>
        </table:table-row>
        <table:table-row table:style-name="ro1">
          <table:table-cell/>
          <table:table-cell table:style-name="ce1" office:value-type="string" calcext:value-type="string">
            <text:p>Op Times</text:p>
          </table:table-cell>
          <table:table-cell office:value-type="string" calcext:value-type="string">
            <text:p>No failures</text:p>
          </table:table-cell>
          <table:table-cell table:number-columns-repeated="2"/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office:value-type="float" office:value="2.145414059" calcext:value-type="float">
            <text:p>2.145414059</text:p>
          </table:table-cell>
          <table:table-cell office:value-type="float" office:value="1.060889118" calcext:value-type="float">
            <text:p>1.060889118</text:p>
          </table:table-cell>
          <table:table-cell office:value-type="float" office:value="1.087000448" calcext:value-type="float">
            <text:p>1.087000448</text:p>
          </table:table-cell>
          <table:table-cell office:value-type="float" office:value="1.059768286" calcext:value-type="float">
            <text:p>1.059768286</text:p>
          </table:table-cell>
          <table:table-cell office:value-type="float" office:value="1.069783497" calcext:value-type="float">
            <text:p>1.069783497</text:p>
          </table:table-cell>
          <table:table-cell table:formula="of:=AVERAGE([.H11:.L11])" office:value-type="float" office:value="1.2845710816" calcext:value-type="float">
            <text:p>1.2845710816</text:p>
          </table:table-cell>
          <table:table-cell table:formula="of:=STDEV([.H11:.L11])" office:value-type="float" office:value="0.481349252426923" calcext:value-type="float">
            <text:p>0.481349252426923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100MB</text:p>
          </table:table-cell>
          <table:table-cell office:value-type="string" calcext:value-type="string">
            <text:p>Insert</text:p>
          </table:table-cell>
          <table:table-cell office:value-type="float" office:value="1.744681776" calcext:value-type="float">
            <text:p>1.744681776</text:p>
          </table:table-cell>
          <table:table-cell office:value-type="float" office:value="1.815144716" calcext:value-type="float">
            <text:p>1.815144716</text:p>
          </table:table-cell>
          <table:table-cell office:value-type="float" office:value="1.653655342" calcext:value-type="float">
            <text:p>1.653655342</text:p>
          </table:table-cell>
          <table:table-cell office:value-type="float" office:value="2.030490398" calcext:value-type="float">
            <text:p>2.030490398</text:p>
          </table:table-cell>
          <table:table-cell office:value-type="float" office:value="1.823074494" calcext:value-type="float">
            <text:p>1.823074494</text:p>
          </table:table-cell>
          <table:table-cell table:formula="of:=AVERAGE([.H12:.L12])" office:value-type="float" office:value="1.8134093452" calcext:value-type="float">
            <text:p>1.8134093452</text:p>
          </table:table-cell>
          <table:table-cell table:formula="of:=STDEV([.H12:.L12])" office:value-type="float" office:value="0.139163061194829" calcext:value-type="float">
            <text:p>0.139163061194829</text:p>
          </table:table-cell>
          <table:table-cell table:number-columns-repeated="16370"/>
        </table:table-row>
        <table:table-row table:style-name="ro1">
          <table:table-cell/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ime</text:p>
          </table:table-cell>
          <table:table-cell/>
          <table:table-cell office:value-type="string" calcext:value-type="string">
            <text:p>100MB</text:p>
          </table:table-cell>
          <table:table-cell office:value-type="string" calcext:value-type="string">
            <text:p>Read</text:p>
          </table:table-cell>
          <table:table-cell office:value-type="float" office:value="2.360259933" calcext:value-type="float">
            <text:p>2.360259933</text:p>
          </table:table-cell>
          <table:table-cell office:value-type="float" office:value="2.551546925" calcext:value-type="float">
            <text:p>2.551546925</text:p>
          </table:table-cell>
          <table:table-cell office:value-type="float" office:value="2.354912068" calcext:value-type="float">
            <text:p>2.354912068</text:p>
          </table:table-cell>
          <table:table-cell office:value-type="float" office:value="2.4266221" calcext:value-type="float">
            <text:p>2.4266221</text:p>
          </table:table-cell>
          <table:table-cell office:value-type="float" office:value="2.390181491" calcext:value-type="float">
            <text:p>2.390181491</text:p>
          </table:table-cell>
          <table:table-cell table:formula="of:=AVERAGE([.H13:.L13])" office:value-type="float" office:value="2.4167045034" calcext:value-type="float">
            <text:p>2.4167045034</text:p>
          </table:table-cell>
          <table:table-cell table:formula="of:=STDEV([.H13:.L13])" office:value-type="float" office:value="0.0806049039642544" calcext:value-type="float">
            <text:p>0.080604903964254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1KB</text:p>
          </table:table-cell>
          <table:table-cell office:value-type="string" calcext:value-type="string">
            <text:p>Read</text:p>
          </table:table-cell>
          <table:table-cell office:value-type="float" office:value="1.814941174" calcext:value-type="float">
            <text:p>1.814941174</text:p>
          </table:table-cell>
          <table:table-cell office:value-type="float" office:value="1.827563003" calcext:value-type="float">
            <text:p>1.827563003</text:p>
          </table:table-cell>
          <table:table-cell office:value-type="float" office:value="1.823136649" calcext:value-type="float">
            <text:p>1.823136649</text:p>
          </table:table-cell>
          <table:table-cell office:value-type="float" office:value="1.807623252" calcext:value-type="float">
            <text:p>1.807623252</text:p>
          </table:table-cell>
          <table:table-cell office:value-type="float" office:value="1.8" calcext:value-type="float">
            <text:p>1.8</text:p>
          </table:table-cell>
          <table:table-cell table:formula="of:=AVERAGE([.H14:.L14])" office:value-type="float" office:value="1.8146528156" calcext:value-type="float">
            <text:p>1.8146528156</text:p>
          </table:table-cell>
          <table:table-cell table:formula="of:=STDEV([.H14:.L14])" office:value-type="float" office:value="0.0112121729366231" calcext:value-type="float">
            <text:p>0.011212172936623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1MB</text:p>
          </table:table-cell>
          <table:table-cell office:value-type="string" calcext:value-type="string">
            <text:p>Read</text:p>
          </table:table-cell>
          <table:table-cell office:value-type="float" office:value="1.830809145" calcext:value-type="float">
            <text:p>1.830809145</text:p>
          </table:table-cell>
          <table:table-cell office:value-type="float" office:value="1.812569303" calcext:value-type="float">
            <text:p>1.812569303</text:p>
          </table:table-cell>
          <table:table-cell office:value-type="float" office:value="1.811525017" calcext:value-type="float">
            <text:p>1.811525017</text:p>
          </table:table-cell>
          <table:table-cell office:value-type="float" office:value="1.817958248" calcext:value-type="float">
            <text:p>1.817958248</text:p>
          </table:table-cell>
          <table:table-cell office:value-type="float" office:value="1.715244351" calcext:value-type="float">
            <text:p>1.715244351</text:p>
          </table:table-cell>
          <table:table-cell table:formula="of:=AVERAGE([.H15:.L15])" office:value-type="float" office:value="1.7976212128" calcext:value-type="float">
            <text:p>1.7976212128</text:p>
          </table:table-cell>
          <table:table-cell table:formula="of:=STDEV([.H15:.L15])" office:value-type="float" office:value="0.0466844256051025" calcext:value-type="float">
            <text:p>0.046684425605102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25MB</text:p>
          </table:table-cell>
          <table:table-cell office:value-type="string" calcext:value-type="string">
            <text:p>Read</text:p>
          </table:table-cell>
          <table:table-cell office:value-type="float" office:value="1.757953387" calcext:value-type="float">
            <text:p>1.757953387</text:p>
          </table:table-cell>
          <table:table-cell office:value-type="float" office:value="1.70126402" calcext:value-type="float">
            <text:p>1.70126402</text:p>
          </table:table-cell>
          <table:table-cell office:value-type="float" office:value="1.789702372" calcext:value-type="float">
            <text:p>1.789702372</text:p>
          </table:table-cell>
          <table:table-cell office:value-type="float" office:value="1.744254289" calcext:value-type="float">
            <text:p>1.744254289</text:p>
          </table:table-cell>
          <table:table-cell office:value-type="float" office:value="1.7" calcext:value-type="float">
            <text:p>1.7</text:p>
          </table:table-cell>
          <table:table-cell table:formula="of:=AVERAGE([.H16:.L16])" office:value-type="float" office:value="1.7386348136" calcext:value-type="float">
            <text:p>1.7386348136</text:p>
          </table:table-cell>
          <table:table-cell table:formula="of:=STDEV([.H16:.L16])" office:value-type="float" office:value="0.0384119328435851" calcext:value-type="float">
            <text:p>0.038411932843585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64B</text:p>
          </table:table-cell>
          <table:table-cell office:value-type="string" calcext:value-type="string">
            <text:p>Read</text:p>
          </table:table-cell>
          <table:table-cell office:value-type="float" office:value="1.819834542" calcext:value-type="float">
            <text:p>1.819834542</text:p>
          </table:table-cell>
          <table:table-cell office:value-type="float" office:value="1.823351989" calcext:value-type="float">
            <text:p>1.823351989</text:p>
          </table:table-cell>
          <table:table-cell office:value-type="float" office:value="1.809889569" calcext:value-type="float">
            <text:p>1.809889569</text:p>
          </table:table-cell>
          <table:table-cell office:value-type="float" office:value="1.829324808" calcext:value-type="float">
            <text:p>1.829324808</text:p>
          </table:table-cell>
          <table:table-cell office:value-type="float" office:value="1.826352956" calcext:value-type="float">
            <text:p>1.826352956</text:p>
          </table:table-cell>
          <table:table-cell table:formula="of:=AVERAGE([.H17:.L17])" office:value-type="float" office:value="1.8217507728" calcext:value-type="float">
            <text:p>1.8217507728</text:p>
          </table:table-cell>
          <table:table-cell table:formula="of:=STDEV([.H17:.L17])" office:value-type="float" office:value="0.00750783072532181" calcext:value-type="float">
            <text:p>0.0075078307253218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Rea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Rea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Large dataset</text:p>
          </table:table-cell>
          <table:table-cell office:value-type="string" calcext:value-type="string">
            <text:p>use wikipedia archive (1GB+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# Machines</text:p>
          </table:table-cell>
          <table:table-cell table:style-name="ce1" office:value-type="string" calcext:value-type="string">
            <text:p>Tim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Wikicorpus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/>
          <table:table-cell table:style-name="ce1" office:value-type="string" calcext:value-type="string">
            <text:p>Read-Wait</text:p>
          </table:table-cell>
          <table:table-cell office:value-type="string" calcext:value-type="string">
            <text:p>Pick file with 30s read/write time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6 GB</text:p>
          </table:table-cell>
          <table:table-cell table:number-columns-repeated="6"/>
          <table:table-cell office:value-type="float" office:value="15.700449421" calcext:value-type="float">
            <text:p>15.700449421</text:p>
          </table:table-cell>
          <table:table-cell office:value-type="float" office:value="14.413192011" calcext:value-type="float">
            <text:p>14.41319201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ime taken for last reader to finish, when already one reader is reading</text:p>
          </table:table-cell>
          <table:table-cell table:number-columns-repeated="4"/>
          <table:table-cell office:value-type="string" calcext:value-type="string">
            <text:p>write time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4.674579881" calcext:value-type="float">
            <text:p>14.674579881</text:p>
          </table:table-cell>
          <table:table-cell office:value-type="float" office:value="13.408751797" calcext:value-type="float">
            <text:p>13.408751797</text:p>
          </table:table-cell>
          <table:table-cell table:number-columns-repeated="16368"/>
        </table:table-row>
        <table:table-row table:style-name="ro1">
          <table:table-cell table:number-columns-repeated="6"/>
          <table:table-cell office:value-type="string" calcext:value-type="string">
            <text:p>read time</text:p>
          </table:table-cell>
          <table:table-cell office:value-type="float" office:value="33.6" calcext:value-type="float">
            <text:p>33.6</text:p>
          </table:table-cell>
          <table:table-cell table:number-columns-repeated="6"/>
          <table:table-cell office:value-type="float" office:value="10.7358595" calcext:value-type="float">
            <text:p>10.7358595</text:p>
          </table:table-cell>
          <table:table-cell office:value-type="float" office:value="14.611833991" calcext:value-type="float">
            <text:p>14.611833991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" office:value-type="string" calcext:value-type="string">
            <text:p>Actual finish time</text:p>
          </table:table-cell>
          <table:table-cell table:number-columns-repeated="10"/>
          <table:table-cell office:value-type="float" office:value="14.752452153" calcext:value-type="float">
            <text:p>14.752452153</text:p>
          </table:table-cell>
          <table:table-cell office:value-type="float" office:value="15.185834528" calcext:value-type="float">
            <text:p>15.185834528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 read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style-name="ce1" office:value-type="string" calcext:value-type="string">
            <text:p>Ideal finish time</text:p>
          </table:table-cell>
          <table:table-cell table:style-name="ce1" office:value-type="string" calcext:value-type="string">
            <text:p>Overhea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33.305726831" calcext:value-type="float">
            <text:p>33.305726831</text:p>
          </table:table-cell>
          <table:table-cell office:value-type="float" office:value="34.545846946" calcext:value-type="float">
            <text:p>34.545846946</text:p>
          </table:table-cell>
          <table:table-cell office:value-type="float" office:value="33.5" calcext:value-type="float">
            <text:p>33.5</text:p>
          </table:table-cell>
          <table:table-cell table:formula="of:=AVERAGE([.D32:.F32])" office:value-type="float" office:value="33.7838579256667" calcext:value-type="float">
            <text:p>33.7838579256667</text:p>
          </table:table-cell>
          <table:table-cell table:formula="of:=STDEV([.D32:.F32])" office:value-type="float" office:value="0.667012718304335" calcext:value-type="float">
            <text:p>0.667012718304335</text:p>
          </table:table-cell>
          <table:table-cell office:value-type="float" office:value="30" calcext:value-type="float">
            <text:p>30</text:p>
          </table:table-cell>
          <table:table-cell table:formula="of:=[.G32]-[.I32]" office:value-type="float" office:value="3.78385792566667" calcext:value-type="float">
            <text:p>3.78385792566667</text:p>
          </table:table-cell>
          <table:table-cell table:number-columns-repeated="4"/>
          <table:table-cell office:value-type="float" office:value="14.862369807" calcext:value-type="float">
            <text:p>14.862369807</text:p>
          </table:table-cell>
          <table:table-cell office:value-type="float" office:value="15.416228404" calcext:value-type="float">
            <text:p>15.416228404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60.786302015" calcext:value-type="float">
            <text:p>60.786302015</text:p>
          </table:table-cell>
          <table:table-cell office:value-type="float" office:value="68.13951022" calcext:value-type="float">
            <text:p>68.13951022</text:p>
          </table:table-cell>
          <table:table-cell office:value-type="float" office:value="62" calcext:value-type="float">
            <text:p>62</text:p>
          </table:table-cell>
          <table:table-cell table:formula="of:=AVERAGE([.D33:.F33])" office:value-type="float" office:value="63.6419374116667" calcext:value-type="float">
            <text:p>63.6419374116667</text:p>
          </table:table-cell>
          <table:table-cell table:formula="of:=STDEV([.D33:.F33])" office:value-type="float" office:value="3.94200286331616" calcext:value-type="float">
            <text:p>3.94200286331616</text:p>
          </table:table-cell>
          <table:table-cell office:value-type="float" office:value="60" calcext:value-type="float">
            <text:p>60</text:p>
          </table:table-cell>
          <table:table-cell table:formula="of:=[.G33]-[.I33]" office:value-type="float" office:value="3.64193741166667" calcext:value-type="float">
            <text:p>3.6419374116666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62.931929361" calcext:value-type="float">
            <text:p>62.931929361</text:p>
          </table:table-cell>
          <table:table-cell office:value-type="float" office:value="69.671784956" calcext:value-type="float">
            <text:p>69.671784956</text:p>
          </table:table-cell>
          <table:table-cell office:value-type="float" office:value="65" calcext:value-type="float">
            <text:p>65</text:p>
          </table:table-cell>
          <table:table-cell table:formula="of:=AVERAGE([.D34:.F34])" office:value-type="float" office:value="65.8679047723333" calcext:value-type="float">
            <text:p>65.8679047723333</text:p>
          </table:table-cell>
          <table:table-cell table:formula="of:=STDEV([.D34:.F34])" office:value-type="float" office:value="3.45273187211843" calcext:value-type="float">
            <text:p>3.45273187211843</text:p>
          </table:table-cell>
          <table:table-cell office:value-type="float" office:value="60" calcext:value-type="float">
            <text:p>60</text:p>
          </table:table-cell>
          <table:table-cell table:formula="of:=[.G34]-[.I34]" office:value-type="float" office:value="5.86790477233333" calcext:value-type="float">
            <text:p>5.86790477233333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O27:.O32])" office:value-type="float" office:value="14.1451421524" calcext:value-type="float">
            <text:p>14.1451421524</text:p>
          </table:table-cell>
          <table:table-cell table:formula="of:=AVERAGE([.P27:.P32])" office:value-type="float" office:value="14.6071681462" calcext:value-type="float">
            <text:p>14.6071681462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99.236038559" calcext:value-type="float">
            <text:p>99.236038559</text:p>
          </table:table-cell>
          <table:table-cell office:value-type="float" office:value="91.806099707" calcext:value-type="float">
            <text:p>91.806099707</text:p>
          </table:table-cell>
          <table:table-cell office:value-type="float" office:value="92" calcext:value-type="float">
            <text:p>92</text:p>
          </table:table-cell>
          <table:table-cell table:formula="of:=AVERAGE([.D35:.F35])" office:value-type="float" office:value="94.347379422" calcext:value-type="float">
            <text:p>94.347379422</text:p>
          </table:table-cell>
          <table:table-cell table:formula="of:=STDEV([.D35:.F35])" office:value-type="float" office:value="4.23481291785558" calcext:value-type="float">
            <text:p>4.23481291785558</text:p>
          </table:table-cell>
          <table:table-cell office:value-type="float" office:value="90" calcext:value-type="float">
            <text:p>90</text:p>
          </table:table-cell>
          <table:table-cell table:formula="of:=[.G35]-[.I35]" office:value-type="float" office:value="4.347379422" calcext:value-type="float">
            <text:p>4.347379422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formula="of:=STDEV([.O27:.O32])" office:value-type="float" office:value="1.94972652938383" calcext:value-type="float">
            <text:p>1.94972652938383</text:p>
          </table:table-cell>
          <table:table-cell table:formula="of:=STDEV([.P27:.P32])" office:value-type="float" office:value="0.784742559592251" calcext:value-type="float">
            <text:p>0.784742559592251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102.642486501" calcext:value-type="float">
            <text:p>102.642486501</text:p>
          </table:table-cell>
          <table:table-cell office:value-type="float" office:value="103.412148969" calcext:value-type="float">
            <text:p>103.412148969</text:p>
          </table:table-cell>
          <table:table-cell office:value-type="float" office:value="102.5" calcext:value-type="float">
            <text:p>102.5</text:p>
          </table:table-cell>
          <table:table-cell table:formula="of:=AVERAGE([.D36:.F36])" office:value-type="float" office:value="102.851545156667" calcext:value-type="float">
            <text:p>102.851545156667</text:p>
          </table:table-cell>
          <table:table-cell table:formula="of:=STDEV([.D36:.F36])" office:value-type="float" office:value="0.490696521837895" calcext:value-type="float">
            <text:p>0.490696521837895</text:p>
          </table:table-cell>
          <table:table-cell office:value-type="float" office:value="90" calcext:value-type="float">
            <text:p>90</text:p>
          </table:table-cell>
          <table:table-cell table:formula="of:=[.G36]-[.I36]" office:value-type="float" office:value="12.8515451566667" calcext:value-type="float">
            <text:p>12.851545156666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Write-Read</text:p>
          </table:table-cell>
          <table:table-cell office:value-type="string" calcext:value-type="string">
            <text:p>1W + 1R + n Writ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ile size</text:p>
          </table:table-cell>
          <table:table-cell office:value-type="string" calcext:value-type="string">
            <text:p>5.0 GB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ypical-read time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ypical-write time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# writers</text:p>
          </table:table-cell>
          <table:table-cell table:style-name="ce1" office:value-type="string" calcext:value-type="string">
            <text:p>Actual finish time</text:p>
          </table:table-cell>
          <table:table-cell/>
          <table:table-cell office:value-type="string" calcext:value-type="string">
            <text:p>Avg</text:p>
          </table:table-cell>
          <table:table-cell table:style-name="ce1" office:value-type="string" calcext:value-type="string">
            <text:p>Ideal finish time</text:p>
          </table:table-cell>
          <table:table-cell table:style-name="ce1" office:value-type="string" calcext:value-type="string">
            <text:p>Overhead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formula="of:=AVERAGE([.C45:.D45])" office:value-type="float" office:value="136.5" calcext:value-type="float">
            <text:p>136.5</text:p>
          </table:table-cell>
          <table:table-cell table:formula="of:=53+53*[.B45]+26" office:value-type="float" office:value="132" calcext:value-type="float">
            <text:p>132</text:p>
          </table:table-cell>
          <table:table-cell table:formula="of:=[.E45]-[.F45]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table:formula="of:=AVERAGE([.C46:.D46])" office:value-type="float" office:value="185" calcext:value-type="float">
            <text:p>185</text:p>
          </table:table-cell>
          <table:table-cell table:formula="of:=53+53*[.B46]+26" office:value-type="float" office:value="185" calcext:value-type="float">
            <text:p>185</text:p>
          </table:table-cell>
          <table:table-cell table:formula="of:=[.E46]-[.F46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table:formula="of:=AVERAGE([.C47:.D47])" office:value-type="float" office:value="246.5" calcext:value-type="float">
            <text:p>246.5</text:p>
          </table:table-cell>
          <table:table-cell table:formula="of:=53+53*[.B47]+26" office:value-type="float" office:value="238" calcext:value-type="float">
            <text:p>238</text:p>
          </table:table-cell>
          <table:table-cell table:formula="of:=[.E47]-[.F47]" office:value-type="float" office:value="8.5" calcext:value-type="float">
            <text:p>8.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*60+45" office:value-type="float" office:value="285" calcext:value-type="float">
            <text:p>285</text:p>
          </table:table-cell>
          <table:table-cell office:value-type="float" office:value="305" calcext:value-type="float">
            <text:p>305</text:p>
          </table:table-cell>
          <table:table-cell table:formula="of:=AVERAGE([.C48:.D48])" office:value-type="float" office:value="295" calcext:value-type="float">
            <text:p>295</text:p>
          </table:table-cell>
          <table:table-cell table:formula="of:=53+53*[.B48]+26" office:value-type="float" office:value="291" calcext:value-type="float">
            <text:p>291</text:p>
          </table:table-cell>
          <table:table-cell table:formula="of:=[.E48]-[.F48]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table:formula="of:=AVERAGE([.C49:.D49])" office:value-type="float" office:value="342" calcext:value-type="float">
            <text:p>342</text:p>
          </table:table-cell>
          <table:table-cell table:formula="of:=53+53*[.B49]+26" office:value-type="float" office:value="344" calcext:value-type="float">
            <text:p>344</text:p>
          </table:table-cell>
          <table:table-cell table:formula="of:=[.E49]-[.F49]" office:value-type="float" office:value="-2" calcext:value-type="float">
            <text:p>-2</text:p>
          </table:table-cell>
          <table:table-cell table:number-columns-repeated="16377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>
            <text:p>Op Tim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office:value-type="float" office:value="0.48" calcext:value-type="float">
            <text:p>0.48</text:p>
          </table:table-cell>
          <table:table-cell office:value-type="float" office:value="0.7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table:style-name="ce5" table:formula="of:=AVERAGE([.C61:.F61])" office:value-type="float" office:value="0.625" calcext:value-type="float">
            <text:p>0.625</text:p>
          </table:table-cell>
          <table:table-cell table:style-name="ce5" table:formula="of:=STDEV([.C61:.F61])" office:value-type="float" office:value="0.253837218179946" calcext:value-type="float">
            <text:p>0.253837218179946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office:value-type="float" office:value="0.59" calcext:value-type="float">
            <text:p>0.59</text:p>
          </table:table-cell>
          <table:table-cell office:value-type="float" office:value="0.93" calcext:value-type="float">
            <text:p>0.93</text:p>
          </table:table-cell>
          <table:table-cell office:value-type="float" office:value="1.05" calcext:value-type="float">
            <text:p>1.05</text:p>
          </table:table-cell>
          <table:table-cell office:value-type="float" office:value="0.54" calcext:value-type="float">
            <text:p>0.54</text:p>
          </table:table-cell>
          <table:table-cell table:style-name="ce5" table:formula="of:=AVERAGE([.C62:.F62])" office:value-type="float" office:value="0.7775" calcext:value-type="float">
            <text:p>0.7775</text:p>
          </table:table-cell>
          <table:table-cell table:style-name="ce5" table:formula="of:=STDEV([.C62:.F62])" office:value-type="float" office:value="0.251047804212664" calcext:value-type="float">
            <text:p>0.251047804212664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table:style-name="ce5" table:formula="of:=AVERAGE([.C63:.F63])" office:value-type="float" office:value="0.5825" calcext:value-type="float">
            <text:p>0.5825</text:p>
          </table:table-cell>
          <table:table-cell table:style-name="ce5" table:formula="of:=STDEV([.C63:.F63])" office:value-type="float" office:value="0.204022057631032" calcext:value-type="float">
            <text:p>0.204022057631032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500MB</text:p>
          </table:table-cell>
          <table:table-cell office:value-type="string" calcext:value-type="string">
            <text:p>insert</text:p>
          </table:table-cell>
          <table:table-cell office:value-type="float" office:value="4.71" calcext:value-type="float">
            <text:p>4.71</text:p>
          </table:table-cell>
          <table:table-cell office:value-type="float" office:value="4.58" calcext:value-type="float">
            <text:p>4.58</text:p>
          </table:table-cell>
          <table:table-cell office:value-type="float" office:value="4.51" calcext:value-type="float">
            <text:p>4.51</text:p>
          </table:table-cell>
          <table:table-cell office:value-type="float" office:value="4.48" calcext:value-type="float">
            <text:p>4.48</text:p>
          </table:table-cell>
          <table:table-cell table:style-name="ce5" table:formula="of:=AVERAGE([.C65:.F65])" office:value-type="float" office:value="4.57" calcext:value-type="float">
            <text:p>4.57</text:p>
          </table:table-cell>
          <table:table-cell table:style-name="ce5" table:formula="of:=STDEV([.C65:.F65])" office:value-type="float" office:value="0.102306728354819" calcext:value-type="float">
            <text:p>0.102306728354819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office:value-type="float" office:value="4.35" calcext:value-type="float">
            <text:p>4.35</text:p>
          </table:table-cell>
          <table:table-cell office:value-type="float" office:value="4.54" calcext:value-type="float">
            <text:p>4.54</text:p>
          </table:table-cell>
          <table:table-cell office:value-type="float" office:value="3.67" calcext:value-type="float">
            <text:p>3.67</text:p>
          </table:table-cell>
          <table:table-cell office:value-type="float" office:value="4.17" calcext:value-type="float">
            <text:p>4.17</text:p>
          </table:table-cell>
          <table:table-cell table:style-name="ce5" table:formula="of:=AVERAGE([.C66:.F66])" office:value-type="float" office:value="4.1825" calcext:value-type="float">
            <text:p>4.1825</text:p>
          </table:table-cell>
          <table:table-cell table:style-name="ce5" table:formula="of:=STDEV([.C66:.F66])" office:value-type="float" office:value="0.373575070545845" calcext:value-type="float">
            <text:p>0.373575070545845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float" office:value="3.09" calcext:value-type="float">
            <text:p>3.09</text:p>
          </table:table-cell>
          <table:table-cell office:value-type="float" office:value="2.59" calcext:value-type="float">
            <text:p>2.59</text:p>
          </table:table-cell>
          <table:table-cell office:value-type="float" office:value="2.75" calcext:value-type="float">
            <text:p>2.75</text:p>
          </table:table-cell>
          <table:table-cell office:value-type="float" office:value="2.49" calcext:value-type="float">
            <text:p>2.49</text:p>
          </table:table-cell>
          <table:table-cell table:style-name="ce5" table:formula="of:=AVERAGE([.C67:.F67])" office:value-type="float" office:value="2.73" calcext:value-type="float">
            <text:p>2.73</text:p>
          </table:table-cell>
          <table:table-cell table:style-name="ce5" table:formula="of:=STDEV([.C67:.F67])" office:value-type="float" office:value="0.262805377925694" calcext:value-type="float">
            <text:p>0.26280537792569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verheads</text:p>
          </table:table-cell>
          <table:table-cell table:style-name="ce5" office:value-type="string" calcext:value-type="string">
            <text:p>Re-replication time (s)</text:p>
          </table:table-cell>
          <table:table-cell table:style-name="ce5"/>
          <table:table-cell table:style-name="ce5" office:value-type="string" calcext:value-type="string">
            <text:p>Bandwidth(MB/s)</text:p>
          </table:table-cell>
          <table:table-cell table:style-name="ce5"/>
          <table:table-cell table:style-name="ce5" office:value-type="string" calcext:value-type="string">
            <text:p>log(Bandwidth)MB/s</text:p>
          </table:table-cell>
          <table:table-cell table:style-name="ce5" office:value-type="string" calcext:value-type="string">
            <text:p>log st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KB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0/1024" office:value-type="float" office:value="0.01953125" calcext:value-type="float">
            <text:p>0.01953125</text:p>
          </table:table-cell>
          <table:table-cell table:style-name="ce5" table:formula="of:=10/1024" office:value-type="float" office:value="0.009765625" calcext:value-type="float">
            <text:p>0.0097656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LOG([.D71])" office:value-type="float" office:value="0.602059991327962" calcext:value-type="float">
            <text:p>0.602059991327962</text:p>
          </table:table-cell>
          <table:table-cell table:style-name="ce5" table:formula="of:=LOG([.E7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MB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LOG([.D72])" office:value-type="float" office:value="1.39794000867204" calcext:value-type="float">
            <text:p>1.39794000867204</text:p>
          </table:table-cell>
          <table:table-cell table:style-name="ce5" table:formula="of:=LOG([.E72])" office:value-type="float" office:value="0.698970004336019" calcext:value-type="float">
            <text:p>0.6989700043360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4M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LOG([.D73])" office:value-type="float" office:value="1.95424250943932" calcext:value-type="float">
            <text:p>1.95424250943932</text:p>
          </table:table-cell>
          <table:table-cell table:style-name="ce5" table:formula="of:=LOG([.E7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00MB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LOG([.D74])" office:value-type="float" office:value="2.95424250943932" calcext:value-type="float">
            <text:p>2.95424250943932</text:p>
          </table:table-cell>
          <table:table-cell table:style-name="ce5" table:formula="of:=LOG([.E74])" office:value-type="float" office:value="1.60205999132796" calcext:value-type="float">
            <text:p>1.60205999132796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ad-wait and write-read wai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ile size</text:p>
          </table:table-cell>
          <table:table-cell office:value-type="string" calcext:value-type="string">
            <text:p>6G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pload tim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download time</text:p>
          </table:table-cell>
          <table:table-cell office:value-type="float" office:value="32" calcext:value-type="float">
            <text:p>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aders</text:p>
          </table:table-cell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log(avg)</text:p>
          </table:table-cell>
          <table:table-cell office:value-type="string" calcext:value-type="string">
            <text:p>log(std)</text:p>
          </table:table-cell>
          <table:table-cell office:value-type="string" calcext:value-type="string">
            <text:p>log(overhead)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.21" calcext:value-type="float">
            <text:p>44.21</text:p>
          </table:table-cell>
          <table:table-cell office:value-type="float" office:value="46.67" calcext:value-type="float">
            <text:p>46.67</text:p>
          </table:table-cell>
          <table:table-cell office:value-type="float" office:value="44.41" calcext:value-type="float">
            <text:p>44.41</text:p>
          </table:table-cell>
          <table:table-cell table:formula="of:=AVERAGE([.C83:.E83])" office:value-type="float" office:value="45.0966666666667" calcext:value-type="float">
            <text:p>45.0966666666667</text:p>
          </table:table-cell>
          <table:table-cell table:formula="of:=STDEV([.C83:.E83])" office:value-type="float" office:value="1.36621130625293" calcext:value-type="float">
            <text:p>1.36621130625293</text:p>
          </table:table-cell>
          <table:table-cell office:value-type="float" office:value="35" calcext:value-type="float">
            <text:p>35</text:p>
          </table:table-cell>
          <table:table-cell table:formula="of:=[.F83]-[.H83]" office:value-type="float" office:value="10.0966666666667" calcext:value-type="float">
            <text:p>10.0966666666667</text:p>
          </table:table-cell>
          <table:table-cell/>
          <table:table-cell table:formula="of:=LOG([.F83])" office:value-type="float" office:value="1.65414444206037" calcext:value-type="float">
            <text:p>1.65414444206037</text:p>
          </table:table-cell>
          <table:table-cell table:formula="of:=LOG([.G83])" office:value-type="float" office:value="0.135517875072085" calcext:value-type="float">
            <text:p>0.135517875072085</text:p>
          </table:table-cell>
          <table:table-cell table:formula="of:=LOG([.I83])" office:value-type="float" office:value="1.00417801861319" calcext:value-type="float">
            <text:p>1.0041780186131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06" calcext:value-type="float">
            <text:p>84.06</text:p>
          </table:table-cell>
          <table:table-cell office:value-type="float" office:value="78.73" calcext:value-type="float">
            <text:p>78.73</text:p>
          </table:table-cell>
          <table:table-cell office:value-type="float" office:value="83.46" calcext:value-type="float">
            <text:p>83.46</text:p>
          </table:table-cell>
          <table:table-cell table:formula="of:=AVERAGE([.C84:.E84])" office:value-type="float" office:value="82.0833333333333" calcext:value-type="float">
            <text:p>82.0833333333333</text:p>
          </table:table-cell>
          <table:table-cell table:formula="of:=STDEV([.C84:.E84])" office:value-type="float" office:value="2.9195262172711" calcext:value-type="float">
            <text:p>2.9195262172711</text:p>
          </table:table-cell>
          <table:table-cell office:value-type="float" office:value="70" calcext:value-type="float">
            <text:p>70</text:p>
          </table:table-cell>
          <table:table-cell table:formula="of:=[.F84]-[.H84]" office:value-type="float" office:value="12.0833333333333" calcext:value-type="float">
            <text:p>12.0833333333333</text:p>
          </table:table-cell>
          <table:table-cell/>
          <table:table-cell table:formula="of:=LOG([.F84])" office:value-type="float" office:value="1.91425498444999" calcext:value-type="float">
            <text:p>1.91425498444999</text:p>
          </table:table-cell>
          <table:table-cell table:formula="of:=LOG([.G84])" office:value-type="float" office:value="0.465312379558208" calcext:value-type="float">
            <text:p>0.465312379558208</text:p>
          </table:table-cell>
          <table:table-cell table:formula="of:=LOG([.I84])" office:value-type="float" office:value="1.08218675618735" calcext:value-type="float">
            <text:p>1.0821867561873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9.37" calcext:value-type="float">
            <text:p>89.37</text:p>
          </table:table-cell>
          <table:table-cell office:value-type="float" office:value="89.19" calcext:value-type="float">
            <text:p>89.19</text:p>
          </table:table-cell>
          <table:table-cell office:value-type="float" office:value="84.42" calcext:value-type="float">
            <text:p>84.42</text:p>
          </table:table-cell>
          <table:table-cell table:formula="of:=AVERAGE([.C85:.E85])" office:value-type="float" office:value="87.66" calcext:value-type="float">
            <text:p>87.66</text:p>
          </table:table-cell>
          <table:table-cell table:formula="of:=STDEV([.C85:.E85])" office:value-type="float" office:value="2.8073653128868" calcext:value-type="float">
            <text:p>2.8073653128868</text:p>
          </table:table-cell>
          <table:table-cell office:value-type="float" office:value="70" calcext:value-type="float">
            <text:p>70</text:p>
          </table:table-cell>
          <table:table-cell table:formula="of:=[.F85]-[.H85]" office:value-type="float" office:value="17.66" calcext:value-type="float">
            <text:p>17.66</text:p>
          </table:table-cell>
          <table:table-cell/>
          <table:table-cell table:formula="of:=LOG([.F85])" office:value-type="float" office:value="1.94280146631794" calcext:value-type="float">
            <text:p>1.94280146631794</text:p>
          </table:table-cell>
          <table:table-cell table:formula="of:=LOG([.G85])" office:value-type="float" office:value="0.448298929573501" calcext:value-type="float">
            <text:p>0.448298929573501</text:p>
          </table:table-cell>
          <table:table-cell table:formula="of:=LOG([.I85])" office:value-type="float" office:value="1.24699069924155" calcext:value-type="float">
            <text:p>1.2469906992415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2.21" calcext:value-type="float">
            <text:p>122.21</text:p>
          </table:table-cell>
          <table:table-cell office:value-type="float" office:value="121.71" calcext:value-type="float">
            <text:p>121.71</text:p>
          </table:table-cell>
          <table:table-cell office:value-type="float" office:value="117.85" calcext:value-type="float">
            <text:p>117.85</text:p>
          </table:table-cell>
          <table:table-cell table:formula="of:=AVERAGE([.C86:.E86])" office:value-type="float" office:value="120.59" calcext:value-type="float">
            <text:p>120.59</text:p>
          </table:table-cell>
          <table:table-cell table:formula="of:=STDEV([.C86:.E86])" office:value-type="float" office:value="2.38604274898837" calcext:value-type="float">
            <text:p>2.38604274898837</text:p>
          </table:table-cell>
          <table:table-cell office:value-type="float" office:value="105" calcext:value-type="float">
            <text:p>105</text:p>
          </table:table-cell>
          <table:table-cell table:formula="of:=[.F86]-[.H86]" office:value-type="float" office:value="15.59" calcext:value-type="float">
            <text:p>15.59</text:p>
          </table:table-cell>
          <table:table-cell/>
          <table:table-cell table:formula="of:=LOG([.F86])" office:value-type="float" office:value="2.08131129515998" calcext:value-type="float">
            <text:p>2.08131129515998</text:p>
          </table:table-cell>
          <table:table-cell table:formula="of:=LOG([.G86])" office:value-type="float" office:value="0.377678220341634" calcext:value-type="float">
            <text:p>0.377678220341634</text:p>
          </table:table-cell>
          <table:table-cell table:formula="of:=LOG([.I86])" office:value-type="float" office:value="1.19284611518884" calcext:value-type="float">
            <text:p>1.1928461151888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3.43" calcext:value-type="float">
            <text:p>123.43</text:p>
          </table:table-cell>
          <table:table-cell office:value-type="float" office:value="130.08" calcext:value-type="float">
            <text:p>130.08</text:p>
          </table:table-cell>
          <table:table-cell office:value-type="float" office:value="126.05" calcext:value-type="float">
            <text:p>126.05</text:p>
          </table:table-cell>
          <table:table-cell table:formula="of:=AVERAGE([.C87:.E87])" office:value-type="float" office:value="126.52" calcext:value-type="float">
            <text:p>126.52</text:p>
          </table:table-cell>
          <table:table-cell table:formula="of:=STDEV([.C87:.E87])" office:value-type="float" office:value="3.34982089073431" calcext:value-type="float">
            <text:p>3.34982089073431</text:p>
          </table:table-cell>
          <table:table-cell office:value-type="float" office:value="105" calcext:value-type="float">
            <text:p>105</text:p>
          </table:table-cell>
          <table:table-cell table:formula="of:=[.F87]-[.H87]" office:value-type="float" office:value="21.52" calcext:value-type="float">
            <text:p>21.52</text:p>
          </table:table-cell>
          <table:table-cell/>
          <table:table-cell table:formula="of:=LOG([.F87])" office:value-type="float" office:value="2.10215918324369" calcext:value-type="float">
            <text:p>2.10215918324369</text:p>
          </table:table-cell>
          <table:table-cell table:formula="of:=LOG([.G87])" office:value-type="float" office:value="0.525021586665127" calcext:value-type="float">
            <text:p>0.525021586665127</text:p>
          </table:table-cell>
          <table:table-cell table:formula="of:=LOG([.I87])" office:value-type="float" office:value="1.33284226699435" calcext:value-type="float">
            <text:p>1.33284226699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aders</text:p>
          </table:table-cell>
          <table:table-cell office:value-type="string" calcext:value-type="string">
            <text:p>writer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6.83" calcext:value-type="float">
            <text:p>196.83</text:p>
          </table:table-cell>
          <table:table-cell office:value-type="float" office:value="188.34" calcext:value-type="float">
            <text:p>188.34</text:p>
          </table:table-cell>
          <table:table-cell table:formula="of:=AVERAGE([.C90:.E90])" office:value-type="float" office:value="194.07" calcext:value-type="float">
            <text:p>194.07</text:p>
          </table:table-cell>
          <table:table-cell table:formula="of:=STDEV([.C90:.E90])" office:value-type="float" office:value="4.96343630965483" calcext:value-type="float">
            <text:p>4.96343630965483</text:p>
          </table:table-cell>
          <table:table-cell table:formula="of:=[.B90]*73+32" office:value-type="float" office:value="178" calcext:value-type="float">
            <text:p>178</text:p>
          </table:table-cell>
          <table:table-cell table:formula="of:=[.F90]-[.H90]" office:value-type="float" office:value="16.07" calcext:value-type="float">
            <text:p>16.07</text:p>
          </table:table-cell>
          <table:table-cell/>
          <table:table-cell table:formula="of:=LOG([.F90])" office:value-type="float" office:value="2.28795840586015" calcext:value-type="float">
            <text:p>2.28795840586015</text:p>
          </table:table-cell>
          <table:table-cell table:formula="of:=LOG([.G90])" office:value-type="float" office:value="0.695782453425583" calcext:value-type="float">
            <text:p>0.695782453425583</text:p>
          </table:table-cell>
          <table:table-cell table:formula="of:=LOG([.I90])" office:value-type="float" office:value="1.20601587676334" calcext:value-type="float">
            <text:p>1.2060158767633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4.11" calcext:value-type="float">
            <text:p>284.11</text:p>
          </table:table-cell>
          <table:table-cell office:value-type="float" office:value="283.99" calcext:value-type="float">
            <text:p>283.99</text:p>
          </table:table-cell>
          <table:table-cell office:value-type="float" office:value="297.54" calcext:value-type="float">
            <text:p>297.54</text:p>
          </table:table-cell>
          <table:table-cell table:formula="of:=AVERAGE([.C91:.E91])" office:value-type="float" office:value="288.546666666667" calcext:value-type="float">
            <text:p>288.546666666667</text:p>
          </table:table-cell>
          <table:table-cell table:formula="of:=STDEV([.C91:.E91])" office:value-type="float" office:value="7.78868623924044" calcext:value-type="float">
            <text:p>7.78868623924044</text:p>
          </table:table-cell>
          <table:table-cell table:formula="of:=[.B91]*73+32" office:value-type="float" office:value="251" calcext:value-type="float">
            <text:p>251</text:p>
          </table:table-cell>
          <table:table-cell table:formula="of:=[.F91]-[.H91]" office:value-type="float" office:value="37.5466666666667" calcext:value-type="float">
            <text:p>37.5466666666667</text:p>
          </table:table-cell>
          <table:table-cell/>
          <table:table-cell table:formula="of:=LOG([.F91])" office:value-type="float" office:value="2.46021606164023" calcext:value-type="float">
            <text:p>2.46021606164023</text:p>
          </table:table-cell>
          <table:table-cell table:formula="of:=LOG([.G91])" office:value-type="float" office:value="0.891464208999216" calcext:value-type="float">
            <text:p>0.891464208999216</text:p>
          </table:table-cell>
          <table:table-cell table:formula="of:=LOG([.I91])" office:value-type="float" office:value="1.57457138707837" calcext:value-type="float">
            <text:p>1.5745713870783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3.1" calcext:value-type="float">
            <text:p>363.1</text:p>
          </table:table-cell>
          <table:table-cell office:value-type="float" office:value="352.03" calcext:value-type="float">
            <text:p>352.03</text:p>
          </table:table-cell>
          <table:table-cell table:style-name="ce7" office:value-type="float" office:value="379.96" calcext:value-type="float">
            <text:p>379.96</text:p>
          </table:table-cell>
          <table:table-cell table:formula="of:=AVERAGE([.C92:.E92])" office:value-type="float" office:value="365.03" calcext:value-type="float">
            <text:p>365.03</text:p>
          </table:table-cell>
          <table:table-cell table:formula="of:=STDEV([.C92:.E92])" office:value-type="float" office:value="14.0646684994706" calcext:value-type="float">
            <text:p>14.0646684994706</text:p>
          </table:table-cell>
          <table:table-cell table:formula="of:=[.B92]*73+32" office:value-type="float" office:value="324" calcext:value-type="float">
            <text:p>324</text:p>
          </table:table-cell>
          <table:table-cell table:formula="of:=[.F92]-[.H92]" office:value-type="float" office:value="41.03" calcext:value-type="float">
            <text:p>41.03</text:p>
          </table:table-cell>
          <table:table-cell/>
          <table:table-cell table:formula="of:=LOG([.F92])" office:value-type="float" office:value="2.56232855842649" calcext:value-type="float">
            <text:p>2.56232855842649</text:p>
          </table:table-cell>
          <table:table-cell table:formula="of:=LOG([.G92])" office:value-type="float" office:value="1.14812950041538" calcext:value-type="float">
            <text:p>1.14812950041538</text:p>
          </table:table-cell>
          <table:table-cell table:formula="of:=LOG([.I92])" office:value-type="float" office:value="1.61310151696691" calcext:value-type="float">
            <text:p>1.6131015169669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7.77" calcext:value-type="float">
            <text:p>467.77</text:p>
          </table:table-cell>
          <table:table-cell office:value-type="float" office:value="457.88" calcext:value-type="float">
            <text:p>457.88</text:p>
          </table:table-cell>
          <table:table-cell office:value-type="float" office:value="452.32" calcext:value-type="float">
            <text:p>452.32</text:p>
          </table:table-cell>
          <table:table-cell table:formula="of:=AVERAGE([.C93:.E93])" office:value-type="float" office:value="459.323333333333" calcext:value-type="float">
            <text:p>459.323333333333</text:p>
          </table:table-cell>
          <table:table-cell table:formula="of:=STDEV([.C93:.E93])" office:value-type="float" office:value="7.82547336161419" calcext:value-type="float">
            <text:p>7.82547336161419</text:p>
          </table:table-cell>
          <table:table-cell table:formula="of:=[.B93]*73+32" office:value-type="float" office:value="397" calcext:value-type="float">
            <text:p>397</text:p>
          </table:table-cell>
          <table:table-cell table:formula="of:=[.F93]-[.H93]" office:value-type="float" office:value="62.3233333333333" calcext:value-type="float">
            <text:p>62.3233333333333</text:p>
          </table:table-cell>
          <table:table-cell/>
          <table:table-cell table:formula="of:=LOG([.F93])" office:value-type="float" office:value="2.6621185078619" calcext:value-type="float">
            <text:p>2.6621185078619</text:p>
          </table:table-cell>
          <table:table-cell table:formula="of:=LOG([.G93])" office:value-type="float" office:value="0.893510617415823" calcext:value-type="float">
            <text:p>0.893510617415823</text:p>
          </table:table-cell>
          <table:table-cell table:formula="of:=LOG([.I93])" office:value-type="float" office:value="1.79465067331597" calcext:value-type="float">
            <text:p>1.7946506733159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8.54" calcext:value-type="float">
            <text:p>548.54</text:p>
          </table:table-cell>
          <table:table-cell office:value-type="float" office:value="584.91" calcext:value-type="float">
            <text:p>584.91</text:p>
          </table:table-cell>
          <table:table-cell office:value-type="float" office:value="581.05" calcext:value-type="float">
            <text:p>581.05</text:p>
          </table:table-cell>
          <table:table-cell table:formula="of:=AVERAGE([.C94:.E94])" office:value-type="float" office:value="571.5" calcext:value-type="float">
            <text:p>571.5</text:p>
          </table:table-cell>
          <table:table-cell table:formula="of:=STDEV([.C94:.E94])" office:value-type="float" office:value="19.9773897193803" calcext:value-type="float">
            <text:p>19.9773897193803</text:p>
          </table:table-cell>
          <table:table-cell table:formula="of:=[.B94]*73+32" office:value-type="float" office:value="470" calcext:value-type="float">
            <text:p>470</text:p>
          </table:table-cell>
          <table:table-cell table:formula="of:=[.F94]-[.H94]" office:value-type="float" office:value="101.5" calcext:value-type="float">
            <text:p>101.5</text:p>
          </table:table-cell>
          <table:table-cell/>
          <table:table-cell table:formula="of:=LOG([.F94])" office:value-type="float" office:value="2.7570162347313" calcext:value-type="float">
            <text:p>2.7570162347313</text:p>
          </table:table-cell>
          <table:table-cell table:formula="of:=LOG([.G94])" office:value-type="float" office:value="1.30053874192163" calcext:value-type="float">
            <text:p>1.30053874192163</text:p>
          </table:table-cell>
          <table:table-cell table:formula="of:=LOG([.I94])" office:value-type="float" office:value="2.00646604224923" calcext:value-type="float">
            <text:p>2.00646604224923</text:p>
          </table:table-cell>
          <table:table-cell table:number-columns-repeated="16371"/>
        </table:table-row>
        <table:table-row table:style-name="ro1" table:number-rows-repeated="32">
          <table:table-cell table:number-columns-repeated="16384"/>
        </table:table-row>
        <table:table-row table:style-name="ro1">
          <table:table-cell table:number-columns-repeated="4"/>
          <table:table-cell table:style-name="ce7"/>
          <table:table-cell table:number-columns-repeated="16379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2:49:50.450390765</meta:creation-date>
    <dc:date>2023-11-04T14:01:49.317586493</dc:date>
    <meta:editing-duration>P2DT13H54M1S</meta:editing-duration>
    <meta:editing-cycles>195</meta:editing-cycles>
    <meta:generator>LibreOffice/7.4.7.2$Linux_X86_64 LibreOffice_project/40$Build-2</meta:generator>
    <meta:document-statistic meta:table-count="1" meta:cell-count="504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L83:Sheet1.L87" chart:error-lower-range="Sheet1.L83:Sheet1.L8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L83:Sheet1.L87" chart:error-lower-range="Sheet1.L83:Sheet1.L87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86cm" svg:height="7.5cm" xlink:href=".." xlink:type="simple" chart:class="chart:line" chart:style-name="ch1">
        <chart:title svg:x="5.428cm" svg:y="0.286cm" chart:style-name="ch2">
          <text:p>Read Wait</text:p>
        </chart:title>
        <chart:legend chart:legend-position="end" svg:x="10.287cm" svg:y="3.202cm" style:legend-expansion="high" chart:style-name="ch3"/>
        <chart:plot-area chart:style-name="ch4" table:cell-range-address="Sheet1.B83:Sheet1.B87 Sheet1.K83:Sheet1.K87 Sheet1.M83:Sheet1.M87" chart:data-source-has-labels="both" svg:x="1.272cm" svg:y="1.215cm" svg:width="8.754cm" svg:height="5.154cm">
          <chart:coordinate-region svg:x="1.999cm" svg:y="1.414cm" svg:width="7.933cm" svg:height="4.308cm"/>
          <chart:axis chart:dimension="x" chart:name="primary-x" chart:style-name="ch5" chartooo:axis-type="auto">
            <chartooo:date-scale/>
            <chart:title svg:x="4.904cm" svg:y="6.519cm" chart:style-name="ch6">
              <text:p># readers</text:p>
            </chart:title>
            <chart:categories table:cell-range-address="Sheet1.B83:Sheet1.B87"/>
          </chart:axis>
          <chart:axis chart:dimension="y" chart:name="primary-y" chart:style-name="ch5">
            <chart:title svg:x="0.451cm" svg:y="4.775cm" chart:style-name="ch7">
              <text:p>log(time) sec</text:p>
            </chart:title>
            <chart:grid chart:style-name="ch8" chart:class="major"/>
          </chart:axis>
          <chart:series chart:style-name="ch9" chart:values-cell-range-address="Sheet1.K83:Sheet1.K87" loext:label-string="read_wait" chart:class="chart:line">
            <chart:error-indicator chart:style-name="ch10" chart:dimension="y"/>
            <chart:data-point chart:repeated="5"/>
          </chart:series>
          <chart:series chart:style-name="ch11" chart:values-cell-range-address="Sheet1.M83:Sheet1.M87" loext:label-string="overhead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_wait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overhea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83:Sheet1.B87</svg:desc>
                </draw:g>
              </table:table-cell>
              <table:table-cell office:value-type="float" office:value="1.65414444206037">
                <text:p>1.65414444206037</text:p>
                <draw:g>
                  <svg:desc>Sheet1.K83:Sheet1.K87</svg:desc>
                </draw:g>
              </table:table-cell>
              <table:table-cell office:value-type="float" office:value="0.135517875072085">
                <text:p>0.135517875072085</text:p>
                <draw:g>
                  <svg:desc>Sheet1.L83:Sheet1.L87</svg:desc>
                </draw:g>
              </table:table-cell>
              <table:table-cell office:value-type="float" office:value="0.135517875072085">
                <text:p>0.135517875072085</text:p>
                <draw:g>
                  <svg:desc>Sheet1.L83:Sheet1.L87</svg:desc>
                </draw:g>
              </table:table-cell>
              <table:table-cell office:value-type="float" office:value="1.00417801861319">
                <text:p>1.00417801861319</text:p>
                <draw:g>
                  <svg:desc>Sheet1.M83:Sheet1.M8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1425498444999">
                <text:p>1.91425498444999</text:p>
              </table:table-cell>
              <table:table-cell office:value-type="float" office:value="0.465312379558208">
                <text:p>0.465312379558208</text:p>
              </table:table-cell>
              <table:table-cell office:value-type="float" office:value="0.465312379558208">
                <text:p>0.465312379558208</text:p>
              </table:table-cell>
              <table:table-cell office:value-type="float" office:value="1.08218675618735">
                <text:p>1.082186756187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4280146631794">
                <text:p>1.94280146631794</text:p>
              </table:table-cell>
              <table:table-cell office:value-type="float" office:value="0.448298929573501">
                <text:p>0.448298929573501</text:p>
              </table:table-cell>
              <table:table-cell office:value-type="float" office:value="0.448298929573501">
                <text:p>0.448298929573501</text:p>
              </table:table-cell>
              <table:table-cell office:value-type="float" office:value="1.24699069924155">
                <text:p>1.246990699241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8131129515998">
                <text:p>2.08131129515998</text:p>
              </table:table-cell>
              <table:table-cell office:value-type="float" office:value="0.377678220341634">
                <text:p>0.377678220341634</text:p>
              </table:table-cell>
              <table:table-cell office:value-type="float" office:value="0.377678220341634">
                <text:p>0.377678220341634</text:p>
              </table:table-cell>
              <table:table-cell office:value-type="float" office:value="1.19284611518884">
                <text:p>1.192846115188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0215918324369">
                <text:p>2.10215918324369</text:p>
              </table:table-cell>
              <table:table-cell office:value-type="float" office:value="0.525021586665127">
                <text:p>0.525021586665127</text:p>
              </table:table-cell>
              <table:table-cell office:value-type="float" office:value="0.525021586665127">
                <text:p>0.525021586665127</text:p>
              </table:table-cell>
              <table:table-cell office:value-type="float" office:value="1.33284226699435">
                <text:p>1.33284226699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 chart:error-upper-range="Sheet1.O35:Sheet1.P35" chart:error-lower-range="Sheet1.O35:Sheet1.P3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35:Sheet1.P35" chart:error-lower-range="Sheet1.O35:Sheet1.P3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O35:Sheet1.P35" chart:error-lower-range="Sheet1.O35:Sheet1.P3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8cm" svg:height="5.657cm" xlink:href=".." xlink:type="simple" chart:class="chart:line" chart:style-name="ch1">
        <chart:title svg:x="3.601cm" svg:y="0.249cm" chart:style-name="ch2">
          <text:p>Large dataset</text:p>
        </chart:title>
        <chart:legend chart:legend-position="end" svg:x="7.11cm" svg:y="2.529cm" style:legend-expansion="high" chart:style-name="ch3"/>
        <chart:plot-area chart:style-name="ch4" table:cell-range-address="Sheet1.O26:Sheet1.P26 Sheet1.O34:Sheet1.P34" chart:data-source-has-labels="both" svg:x="0.452cm" svg:y="0.725cm" svg:width="8.21cm" svg:height="4.438cm">
          <chart:coordinate-region svg:x="1.364cm" svg:y="0.925cm" svg:width="7.204cm" svg:height="3.592cm"/>
          <chart:axis chart:dimension="x" chart:name="primary-x" chart:style-name="ch5" chartooo:axis-type="text">
            <chart:title svg:x="3.666cm" svg:y="5.097cm" chart:style-name="ch6">
              <text:p># Machines</text:p>
            </chart:title>
            <chart:categories table:cell-range-address="Sheet1.O26:Sheet1.P26"/>
          </chart:axis>
          <chart:axis chart:dimension="y" chart:name="primary-y" chart:style-name="ch5">
            <chart:title svg:x="0cm" svg:y="4.271cm" chart:style-name="ch7">
              <text:p>Upload time (sec)</text:p>
            </chart:title>
            <chart:grid chart:style-name="ch8" chart:class="major"/>
          </chart:axis>
          <chart:series chart:style-name="ch9" chart:values-cell-range-address="Sheet1.O34:Sheet1.P34" loext:label-string="wikicorpus" chart:class="chart:line">
            <chart:error-indicator chart:style-name="ch10" chart:dimension="y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corpus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O26:Sheet1.P26</svg:desc>
                </draw:g>
              </table:table-cell>
              <table:table-cell office:value-type="float" office:value="14.1451421524">
                <text:p>14.1451421524</text:p>
                <draw:g>
                  <svg:desc>Sheet1.O34:Sheet1.P34</svg:desc>
                </draw:g>
              </table:table-cell>
              <table:table-cell office:value-type="float" office:value="1.94972652938383">
                <text:p>1.94972652938383</text:p>
                <draw:g>
                  <svg:desc>Sheet1.O35:Sheet1.P35</svg:desc>
                </draw:g>
              </table:table-cell>
              <table:table-cell office:value-type="float" office:value="1.94972652938383">
                <text:p>1.94972652938383</text:p>
                <draw:g>
                  <svg:desc>Sheet1.O35:Sheet1.P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6071681462">
                <text:p>14.6071681462</text:p>
              </table:table-cell>
              <table:table-cell office:value-type="float" office:value="0.784742559592251">
                <text:p>0.784742559592251</text:p>
              </table:table-cell>
              <table:table-cell office:value-type="float" office:value="0.784742559592251">
                <text:p>0.784742559592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32:Sheet1.H36" chart:error-lower-range="Sheet1.H32:Sheet1.H3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32:Sheet1.H36" chart:error-lower-range="Sheet1.H32:Sheet1.H3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H32:Sheet1.H36" chart:error-lower-range="Sheet1.H32:Sheet1.H3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89cm" svg:height="6.457cm" xlink:href=".." xlink:type="simple" chart:class="chart:line" chart:style-name="ch1">
        <chart:title svg:x="3.002cm" svg:y="0.265cm" chart:style-name="ch2">
          <text:p>Read-Wait and Write-Read</text:p>
        </chart:title>
        <chart:legend chart:legend-position="end" svg:x="9.484cm" svg:y="2.929cm" style:legend-expansion="high" chart:style-name="ch3"/>
        <chart:plot-area chart:style-name="ch4" table:cell-range-address="Sheet1.G32:Sheet1.G36" chart:data-source-has-labels="row" svg:x="1.24cm" svg:y="1.173cm" svg:width="8.015cm" svg:height="4.174cm">
          <chart:coordinate-region svg:x="2.046cm" svg:y="1.372cm" svg:width="7.114cm" svg:height="3.328cm"/>
          <chart:axis chart:dimension="x" chart:name="primary-x" chart:style-name="ch5">
            <chart:title svg:x="3.774cm" svg:y="5.476cm" chart:style-name="ch6">
              <text:p># readers / # writers</text:p>
            </chart:title>
          </chart:axis>
          <chart:axis chart:dimension="y" chart:name="primary-y" chart:style-name="ch5">
            <chart:title svg:x="0.451cm" svg:y="4.495cm" chart:style-name="ch7">
              <text:p>Finish time (sec)</text:p>
            </chart:title>
            <chart:grid chart:style-name="ch8" chart:class="major"/>
          </chart:axis>
          <chart:series chart:style-name="ch9" chart:values-cell-range-address="Sheet1.G32:Sheet1.G36" loext:label-string="read" chart:class="chart:line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7838579256667">
                <text:p>33.7838579256667</text:p>
                <draw:g>
                  <svg:desc>Sheet1.G32:Sheet1.G36</svg:desc>
                </draw:g>
              </table:table-cell>
              <table:table-cell office:value-type="float" office:value="0.667012718304335">
                <text:p>0.667012718304335</text:p>
                <draw:g>
                  <svg:desc>Sheet1.H32:Sheet1.H36</svg:desc>
                </draw:g>
              </table:table-cell>
              <table:table-cell office:value-type="float" office:value="0.667012718304335">
                <text:p>0.667012718304335</text:p>
                <draw:g>
                  <svg:desc>Sheet1.H32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6419374116667">
                <text:p>63.6419374116667</text:p>
              </table:table-cell>
              <table:table-cell office:value-type="float" office:value="3.94200286331616">
                <text:p>3.94200286331616</text:p>
              </table:table-cell>
              <table:table-cell office:value-type="float" office:value="3.94200286331616">
                <text:p>3.94200286331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8679047723333">
                <text:p>65.8679047723333</text:p>
              </table:table-cell>
              <table:table-cell office:value-type="float" office:value="3.45273187211843">
                <text:p>3.45273187211843</text:p>
              </table:table-cell>
              <table:table-cell office:value-type="float" office:value="3.45273187211843">
                <text:p>3.45273187211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47379422">
                <text:p>94.347379422</text:p>
              </table:table-cell>
              <table:table-cell office:value-type="float" office:value="4.23481291785558">
                <text:p>4.23481291785558</text:p>
              </table:table-cell>
              <table:table-cell office:value-type="float" office:value="4.23481291785558">
                <text:p>4.23481291785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851545156667">
                <text:p>102.851545156667</text:p>
              </table:table-cell>
              <table:table-cell office:value-type="float" office:value="0.490696521837895">
                <text:p>0.490696521837895</text:p>
              </table:table-cell>
              <table:table-cell office:value-type="float" office:value="0.490696521837895">
                <text:p>0.490696521837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8cm" svg:height="6.181cm" xlink:href=".." xlink:type="simple" chart:class="chart:line" chart:style-name="ch1">
        <chart:title svg:x="4.331cm" svg:y="0.259cm" chart:style-name="ch2">
          <text:p>Overheads</text:p>
        </chart:title>
        <chart:legend chart:legend-position="end" svg:x="8.199cm" svg:y="2.791cm" style:legend-expansion="high" chart:style-name="ch3"/>
        <chart:plot-area chart:style-name="ch4" table:cell-range-address="Sheet1.J32:Sheet1.J36" chart:data-source-has-labels="row" svg:x="1.23cm" svg:y="1.161cm" svg:width="6.75cm" svg:height="3.916cm">
          <chart:coordinate-region svg:x="1.851cm" svg:y="1.36cm" svg:width="6.035cm" svg:height="3.07cm"/>
          <chart:axis chart:dimension="x" chart:name="primary-x" chart:style-name="ch5">
            <chart:title svg:x="3.132cm" svg:y="5.2cm" chart:style-name="ch6">
              <text:p># readers / # writers</text:p>
            </chart:title>
          </chart:axis>
          <chart:axis chart:dimension="y" chart:name="primary-y" chart:style-name="ch5">
            <chart:title svg:x="0.451cm" svg:y="4.605cm" chart:style-name="ch7">
              <text:p>overhead time (sec)</text:p>
            </chart:title>
            <chart:grid chart:style-name="ch8" chart:class="major"/>
          </chart:axis>
          <chart:series chart:style-name="ch9" chart:values-cell-range-address="Sheet1.J32:Sheet1.J36" loext:label-string="read_wait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_wa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8385792566667">
                <text:p>3.78385792566667</text:p>
                <draw:g>
                  <svg:desc>Sheet1.J32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4193741166667">
                <text:p>3.641937411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6790477233333">
                <text:p>5.867904772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47379422">
                <text:p>4.347379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515451566667">
                <text:p>12.85154515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61:Sheet1.H63" chart:error-lower-range="Sheet1.H61:Sheet1.H6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H61:Sheet1.H63" chart:error-lower-range="Sheet1.H61:Sheet1.H6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H65:Sheet1.H67" chart:error-lower-range="Sheet1.H65:Sheet1.H67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65:Sheet1.H67" chart:error-lower-range="Sheet1.H65:Sheet1.H67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69cm" svg:height="4.984cm" xlink:href=".." xlink:type="simple" chart:class="chart:line" chart:style-name="ch1">
        <chart:title svg:x="3.635cm" svg:y="0.235cm" chart:style-name="ch2">
          <text:p>Op Times</text:p>
        </chart:title>
        <chart:legend chart:legend-position="end" svg:x="6.993cm" svg:y="1.944cm" style:legend-expansion="high" chart:style-name="ch3"/>
        <chart:plot-area chart:style-name="ch4" table:cell-range-address="Sheet1.B61:Sheet1.B63 Sheet1.G61:Sheet1.G63 Sheet1.G65:Sheet1.G67" chart:data-source-has-labels="both" svg:x="1.198cm" svg:y="1.113cm" svg:width="5.608cm" svg:height="3.772cm">
          <chart:coordinate-region svg:x="1.634cm" svg:y="1.312cm" svg:width="4.84cm" svg:height="2.926cm"/>
          <chart:axis chart:dimension="x" chart:name="primary-x" chart:style-name="ch5" chartooo:axis-type="auto">
            <chartooo:date-scale/>
            <chart:categories table:cell-range-address="Sheet1.B61:Sheet1.B63"/>
          </chart:axis>
          <chart:axis chart:dimension="y" chart:name="primary-y" chart:style-name="ch5">
            <chart:title svg:x="0.451cm" svg:y="4.26cm" chart:style-name="ch6">
              <text:p>Mean Time (sec)</text:p>
            </chart:title>
            <chart:grid chart:style-name="ch7" chart:class="major"/>
          </chart:axis>
          <chart:series chart:style-name="ch8" chart:values-cell-range-address="Sheet1.G61:Sheet1.G63" loext:label-string="25mb" chart:class="chart:line">
            <chart:error-indicator chart:style-name="ch9" chart:dimension="y"/>
            <chart:data-point chart:repeated="3"/>
          </chart:series>
          <chart:series chart:style-name="ch10" chart:values-cell-range-address="Sheet1.G65:Sheet1.G67" loext:label-string="500mb" chart:class="chart:line">
            <chart:error-indicator chart:style-name="ch11" chart:dimension="y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mb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500mb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Sheet1.B61:Sheet1.B63</svg:desc>
                </draw:g>
              </table:table-cell>
              <table:table-cell office:value-type="float" office:value="0.625">
                <text:p>0.625</text:p>
                <draw:g>
                  <svg:desc>Sheet1.G61:Sheet1.G63</svg:desc>
                </draw:g>
              </table:table-cell>
              <table:table-cell office:value-type="float" office:value="0.253837218179946">
                <text:p>0.253837218179946</text:p>
                <draw:g>
                  <svg:desc>Sheet1.H61:Sheet1.H63</svg:desc>
                </draw:g>
              </table:table-cell>
              <table:table-cell office:value-type="float" office:value="0.253837218179946">
                <text:p>0.253837218179946</text:p>
                <draw:g>
                  <svg:desc>Sheet1.H61:Sheet1.H63</svg:desc>
                </draw:g>
              </table:table-cell>
              <table:table-cell office:value-type="float" office:value="4.57">
                <text:p>4.57</text:p>
                <draw:g>
                  <svg:desc>Sheet1.G65:Sheet1.G67</svg:desc>
                </draw:g>
              </table:table-cell>
              <table:table-cell office:value-type="float" office:value="0.102306728354819">
                <text:p>0.102306728354819</text:p>
                <draw:g>
                  <svg:desc>Sheet1.H65:Sheet1.H67</svg:desc>
                </draw:g>
              </table:table-cell>
              <table:table-cell office:value-type="float" office:value="0.102306728354819">
                <text:p>0.102306728354819</text:p>
                <draw:g>
                  <svg:desc>Sheet1.H65:Sheet1.H67</svg:desc>
                </draw:g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0.7775">
                <text:p>0.7775</text:p>
              </table:table-cell>
              <table:table-cell office:value-type="float" office:value="0.251047804212664">
                <text:p>0.251047804212664</text:p>
              </table:table-cell>
              <table:table-cell office:value-type="float" office:value="0.251047804212664">
                <text:p>0.251047804212664</text:p>
              </table:table-cell>
              <table:table-cell office:value-type="float" office:value="4.1825">
                <text:p>4.1825</text:p>
              </table:table-cell>
              <table:table-cell office:value-type="float" office:value="0.373575070545845">
                <text:p>0.373575070545845</text:p>
              </table:table-cell>
              <table:table-cell office:value-type="float" office:value="0.373575070545845">
                <text:p>0.373575070545845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0.5825">
                <text:p>0.5825</text:p>
              </table:table-cell>
              <table:table-cell office:value-type="float" office:value="0.204022057631032">
                <text:p>0.204022057631032</text:p>
              </table:table-cell>
              <table:table-cell office:value-type="float" office:value="0.204022057631032">
                <text:p>0.204022057631032</text:p>
              </table:table-cell>
              <table:table-cell office:value-type="float" office:value="2.73">
                <text:p>2.73</text:p>
              </table:table-cell>
              <table:table-cell office:value-type="float" office:value="0.262805377925694">
                <text:p>0.262805377925694</text:p>
              </table:table-cell>
              <table:table-cell office:value-type="float" office:value="0.262805377925694">
                <text:p>0.262805377925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C70:Sheet1.C74" chart:error-lower-range="Sheet1.C70:Sheet1.C7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70:Sheet1.C74" chart:error-lower-range="Sheet1.C70:Sheet1.C7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G70:Sheet1.G74" chart:error-lower-range="Sheet1.G70:Sheet1.G7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G70:Sheet1.G74" chart:error-lower-range="Sheet1.G70:Sheet1.G7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64cm" svg:height="5.283cm" xlink:href=".." xlink:type="simple" chart:class="chart:line" chart:style-name="ch1">
        <chart:title svg:x="3.614cm" svg:y="0.241cm" chart:style-name="ch2">
          <text:p>Overheads</text:p>
        </chart:title>
        <chart:legend chart:legend-position="end" svg:x="5.812cm" svg:y="2.093cm" style:legend-expansion="high" chart:style-name="ch3"/>
        <chart:plot-area chart:style-name="ch4" table:cell-range-address="Sheet1.A70:Sheet1.B74 Sheet1.F70:Sheet1.F74" chart:data-source-has-labels="both" svg:x="0.191cm" svg:y="1.125cm" svg:width="5.43cm" svg:height="4.053cm">
          <chart:coordinate-region svg:x="0.627cm" svg:y="1.324cm" svg:width="4.45cm" svg:height="3.207cm"/>
          <chart:axis chart:dimension="x" chart:name="primary-x" chart:style-name="ch5" chartooo:axis-type="auto">
            <chartooo:date-scale/>
            <chart:categories table:cell-range-address="Sheet1.A70:Sheet1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0:Sheet1.B74" loext:label-string="replication_time" chart:class="chart:line">
            <chart:error-indicator chart:style-name="ch8" chart:dimension="y"/>
            <chart:data-point chart:repeated="5"/>
          </chart:series>
          <chart:series chart:style-name="ch9" chart:values-cell-range-address="Sheet1.F70:Sheet1.F74" loext:label-string="log_bandwidth" chart:class="chart:line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lication_time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log_bandwidth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Sheet1.A70:Sheet1.A74</svg:desc>
                </draw:g>
              </table:table-cell>
              <table:table-cell office:value-type="float" office:value="0.5">
                <text:p>0.5</text:p>
                <draw:g>
                  <svg:desc>Sheet1.B70:Sheet1.B74</svg:desc>
                </draw:g>
              </table:table-cell>
              <table:table-cell office:value-type="float" office:value="0.1">
                <text:p>0.1</text:p>
                <draw:g>
                  <svg:desc>Sheet1.C70:Sheet1.C74</svg:desc>
                </draw:g>
              </table:table-cell>
              <table:table-cell office:value-type="float" office:value="0.1">
                <text:p>0.1</text:p>
                <draw:g>
                  <svg:desc>Sheet1.C70:Sheet1.C74</svg:desc>
                </draw:g>
              </table:table-cell>
              <table:table-cell office:value-type="float" office:value="0">
                <text:p>0</text:p>
                <draw:g>
                  <svg:desc>Sheet1.F70:Sheet1.F74</svg:desc>
                </draw:g>
              </table:table-cell>
              <table:table-cell office:value-type="float" office:value="0">
                <text:p>0</text:p>
                <draw:g>
                  <svg:desc>Sheet1.G70:Sheet1.G74</svg:desc>
                </draw:g>
              </table:table-cell>
              <table:table-cell office:value-type="float" office:value="0">
                <text:p>0</text:p>
                <draw:g>
                  <svg:desc>Sheet1.G70:Sheet1.G74</svg:desc>
                </draw:g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MB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M</text:p>
              </table:table-cell>
              <table:table-cell office:value-type="float" office:value="2.5">
                <text:p>2.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MB</text:p>
              </table:table-cell>
              <table:table-cell office:value-type="float" office:value="4.5">
                <text:p>4.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1.60205999132796">
                <text:p>1.602059991327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L90:Sheet1.L94" chart:error-lower-range="Sheet1.L90:Sheet1.L9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L90:Sheet1.L94" chart:error-lower-range="Sheet1.L90:Sheet1.L9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11cm" svg:height="7.077cm" xlink:href=".." xlink:type="simple" chart:class="chart:line" chart:style-name="ch1">
        <chart:title svg:x="5.26cm" svg:y="0.277cm" chart:style-name="ch2">
          <text:p>Write Read</text:p>
        </chart:title>
        <chart:legend chart:legend-position="end" svg:x="10.006cm" svg:y="2.99cm" style:legend-expansion="high" chart:style-name="ch3"/>
        <chart:plot-area chart:style-name="ch4" table:cell-range-address="Sheet1.B90:Sheet1.B94 Sheet1.K90:Sheet1.K94 Sheet1.M90:Sheet1.M94" chart:data-source-has-labels="both" svg:x="1.269cm" svg:y="1.197cm" svg:width="8.479cm" svg:height="4.758cm">
          <chart:coordinate-region svg:x="1.996cm" svg:y="1.396cm" svg:width="7.658cm" svg:height="3.912cm"/>
          <chart:axis chart:dimension="x" chart:name="primary-x" chart:style-name="ch5" chartooo:axis-type="auto">
            <chartooo:date-scale/>
            <chart:title svg:x="4.842cm" svg:y="6.096cm" chart:style-name="ch6">
              <text:p># writers</text:p>
            </chart:title>
            <chart:categories table:cell-range-address="Sheet1.B90:Sheet1.B94"/>
          </chart:axis>
          <chart:axis chart:dimension="y" chart:name="primary-y" chart:style-name="ch5">
            <chart:title svg:x="0.451cm" svg:y="4.559cm" chart:style-name="ch7">
              <text:p>log(time) sec</text:p>
            </chart:title>
            <chart:grid chart:style-name="ch8" chart:class="major"/>
          </chart:axis>
          <chart:series chart:style-name="ch9" chart:values-cell-range-address="Sheet1.K90:Sheet1.K94" loext:label-string="write_read" chart:class="chart:line">
            <chart:error-indicator chart:style-name="ch10" chart:dimension="y"/>
            <chart:data-point chart:repeated="5"/>
          </chart:series>
          <chart:series chart:style-name="ch11" chart:values-cell-range-address="Sheet1.M90:Sheet1.M94" loext:label-string="overhead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read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overhea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90:Sheet1.B94</svg:desc>
                </draw:g>
              </table:table-cell>
              <table:table-cell office:value-type="float" office:value="2.28795840586015">
                <text:p>2.28795840586015</text:p>
                <draw:g>
                  <svg:desc>Sheet1.K90:Sheet1.K94</svg:desc>
                </draw:g>
              </table:table-cell>
              <table:table-cell office:value-type="float" office:value="0.695782453425583">
                <text:p>0.695782453425583</text:p>
                <draw:g>
                  <svg:desc>Sheet1.L90:Sheet1.L94</svg:desc>
                </draw:g>
              </table:table-cell>
              <table:table-cell office:value-type="float" office:value="0.695782453425583">
                <text:p>0.695782453425583</text:p>
                <draw:g>
                  <svg:desc>Sheet1.L90:Sheet1.L94</svg:desc>
                </draw:g>
              </table:table-cell>
              <table:table-cell office:value-type="float" office:value="1.20601587676334">
                <text:p>1.20601587676334</text:p>
                <draw:g>
                  <svg:desc>Sheet1.M90:Sheet1.M9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6021606164023">
                <text:p>2.46021606164023</text:p>
              </table:table-cell>
              <table:table-cell office:value-type="float" office:value="0.891464208999216">
                <text:p>0.891464208999216</text:p>
              </table:table-cell>
              <table:table-cell office:value-type="float" office:value="0.891464208999216">
                <text:p>0.891464208999216</text:p>
              </table:table-cell>
              <table:table-cell office:value-type="float" office:value="1.57457138707837">
                <text:p>1.574571387078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6232855842649">
                <text:p>2.56232855842649</text:p>
              </table:table-cell>
              <table:table-cell office:value-type="float" office:value="1.14812950041538">
                <text:p>1.14812950041538</text:p>
              </table:table-cell>
              <table:table-cell office:value-type="float" office:value="1.14812950041538">
                <text:p>1.14812950041538</text:p>
              </table:table-cell>
              <table:table-cell office:value-type="float" office:value="1.61310151696691">
                <text:p>1.613101516966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621185078619">
                <text:p>2.6621185078619</text:p>
              </table:table-cell>
              <table:table-cell office:value-type="float" office:value="0.893510617415823">
                <text:p>0.893510617415823</text:p>
              </table:table-cell>
              <table:table-cell office:value-type="float" office:value="0.893510617415823">
                <text:p>0.893510617415823</text:p>
              </table:table-cell>
              <table:table-cell office:value-type="float" office:value="1.79465067331597">
                <text:p>1.794650673315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7570162347313">
                <text:p>2.7570162347313</text:p>
              </table:table-cell>
              <table:table-cell office:value-type="float" office:value="1.30053874192163">
                <text:p>1.30053874192163</text:p>
              </table:table-cell>
              <table:table-cell office:value-type="float" office:value="1.30053874192163">
                <text:p>1.30053874192163</text:p>
              </table:table-cell>
              <table:table-cell office:value-type="float" office:value="2.00646604224923">
                <text:p>2.006466042249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